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officeooo:paragraph-rsid="00118c27"/>
    </style:style>
    <style:style style:name="P3" style:family="paragraph" style:parent-style-name="Preformatted_20_Text">
      <style:text-properties officeooo:rsid="001aba6b" officeooo:paragraph-rsid="001aba6b"/>
    </style:style>
    <style:style style:name="P4" style:family="paragraph" style:parent-style-name="Preformatted_20_Text">
      <style:text-properties officeooo:paragraph-rsid="001aba6b"/>
    </style:style>
    <style:style style:name="P5" style:family="paragraph" style:parent-style-name="Preformatted_20_Text">
      <style:text-properties fo:font-size="24pt" officeooo:rsid="000a0946" officeooo:paragraph-rsid="001aba6b" style:font-size-asian="24pt" style:font-size-complex="24pt"/>
    </style:style>
    <style:style style:name="P6" style:family="paragraph" style:parent-style-name="Standard">
      <style:text-properties officeooo:paragraph-rsid="000a0946"/>
    </style:style>
    <style:style style:name="P7" style:family="paragraph" style:parent-style-name="Standard">
      <style:text-properties officeooo:paragraph-rsid="0019c1d7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1c3943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officeooo:rsid="001c3943" officeooo:paragraph-rsid="001c3943"/>
    </style:style>
    <style:style style:name="P11" style:family="paragraph" style:parent-style-name="Preformatted_20_Text">
      <style:text-properties officeooo:paragraph-rsid="001aba6b"/>
    </style:style>
    <style:style style:name="P12" style:family="paragraph" style:parent-style-name="Preformatted_20_Text">
      <style:text-properties officeooo:rsid="001aba6b" officeooo:paragraph-rsid="001aba6b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c1d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bc1d" style:font-name-asian="Liberation Mono" style:font-size-asian="16pt" style:font-name-complex="Liberation Mono" style:font-size-complex="16pt"/>
    </style:style>
    <style:style style:name="T11" style:family="text">
      <style:text-properties fo:font-size="36pt" officeooo:rsid="000a0946" style:font-size-asian="36pt" style:font-size-complex="36pt"/>
    </style:style>
    <style:style style:name="T12" style:family="text">
      <style:text-properties fo:font-size="36pt" officeooo:rsid="001c3943" style:font-size-asian="36pt" style:font-size-complex="36pt"/>
    </style:style>
    <style:style style:name="T13" style:family="text">
      <style:text-properties officeooo:rsid="001c3943"/>
    </style:style>
    <style:style style:name="T14" style:family="text">
      <style:text-properties officeooo:rsid="0015da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Beatles</text:span><text:span text:style-name="T11"> – </text:span><text:span text:style-name="T12">Saw Her Standing</text:span></text:p>
      <text:p text:style-name="P7"/>
      <text:p text:style-name="P2"><text:span text:style-name="T1">[</text:span><text:span text:style-name="T4">Intro</text:span><text:span text:style-name="T1">] </text:span><text:span text:style-name="T2">D | D | D | D</text:span></text:p>
      <text:p text:style-name="P8"/>
      <text:p text:style-name="P2"><text:span text:style-name="T1">[Verse/</text:span><text:span text:style-name="T2">Chorus</text:span><text:span text:style-name="T1">] <text:s/></text:span><text:span text:style-name="T9"><text:s/></text:span></text:p>
      <text:p text:style-name="P9"><text:span text:style-name="T14">D</text:span>7 | D7 | G7 | D7</text:p>
      <text:p text:style-name="P9">D | D7/F# | G | Bb</text:p>
      <text:p text:style-name="P9">D | A7 | D</text:p>
      <text:p text:style-name="P1"/>
      <text:p text:style-name="P4"><text:span text:style-name="T5">[</text:span><text:span text:style-name="T8">Bridge</text:span><text:span text:style-name="T6">] </text:span></text:p>
      <text:p text:style-name="P10"><text:span text:style-name="T6">G </text:span><text:span text:style-name="T3">| G | G | G</text:span></text:p>
      <text:p text:style-name="P10"><text:span text:style-name="T3">G | G | A7 | A7 | G7 | G7</text:span></text:p>
      <text:p text:style-name="P5"/>
      <text:p text:style-name="P4"><text:span text:style-name="T1">[</text:span><text:span text:style-name="T8">Solos</text:span><text:span text:style-name="T1">]</text:span></text:p>
      <text:p text:style-name="P9">D7| D7 | D7 | D7</text:p>
      <text:p text:style-name="P9">D7 | D7 | A7 | A7</text:p>
      <text:p text:style-name="P9">D7 | D7 | G | G</text:p>
      <text:p text:style-name="P9">D7 | A7 | D7 | D7</text:p>
      <text:p text:style-name="P3"><text:span text:style-name="T5"/></text:p>
      <text:p text:style-name="P3"><text:span text:style-name="T10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2T19:59:51.413986396</dc:date>
    <meta:editing-duration>PT3H37M47S</meta:editing-duration>
    <meta:editing-cycles>15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5" meta:word-count="79" meta:character-count="229" meta:non-whitespace-character-count="158"/>
  </office:meta>
</office:document-meta>
</file>